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8fd" officeooo:paragraph-rsid="0015e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00</text:p>
      <text:p text:style-name="P1">991</text:p>
      <text:p text:style-name="P1">768</text:p>
      <text:p text:style-name="P1">4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18:18.007646510</meta:creation-date>
    <dc:date>2017-03-14T10:19:21.989327688</dc:date>
    <meta:editing-duration>P0D</meta:editing-duration>
    <meta:editing-cycles>1</meta:editing-cycles>
    <meta:document-statistic meta:table-count="0" meta:image-count="0" meta:object-count="0" meta:page-count="1" meta:paragraph-count="4" meta:word-count="4" meta:character-count="13" meta:non-whitespace-character-count="13"/>
    <meta:generator>LibreOffice/4.2.8.2$Linux_X86_64 LibreOffice_project/420m0$Build-2</meta:generator>
  </office:meta>
</office:document-meta>
</file>